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="none" draw:textarea-horizontal-align="justify" draw:textarea-vertical-align="middle" draw:auto-grow-height="false" fo:min-height="3.56cm" fo:min-width="14.74cm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3.81cm" svg:x="3.222cm" svg:y="10.5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4cm" svg:height="0.962cm" svg:x="3.222cm" svg:y="9.563cm">
          <draw:text-box>
            <text:p>Sign here</text:p>
          </draw:text-box>
        </draw:frame>
        <draw:frame draw:style-name="gr3" draw:text-style-name="P4" draw:layer="layout" svg:width="15.24cm" svg:height="3.81cm" svg:x="3.222cm" svg:y="10.525cm">
          <draw:text-box>
            <text:p text:style-name="P3"><text:span text:style-name="T1">#SIG01_200_300#</text:span></text:p>
          </draw:text-box>
        </draw:frame>
        <draw:frame draw:style-name="gr4" draw:text-style-name="P5" draw:layer="layout" svg:width="7.517cm" svg:height="0.962cm" svg:x="3.495cm" svg:y="16.182cm">
          <draw:text-box>
            <text:p><text:span text:style-name="T1">@txtbox01_TB_50_100#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23:31:02.084027968</meta:creation-date>
    <dc:date>2022-11-12T22:39:06.235432352</dc:date>
    <meta:editing-duration>PT22H57M52S</meta:editing-duration>
    <meta:editing-cycles>3</meta:editing-cycles>
    <meta:generator>LibreOffice/7.3.7.2$Linux_X86_64 LibreOffice_project/30$Build-2</meta:generator>
    <meta:document-statistic meta:object-count="4"/>
  </office:meta>
</office:document-meta>
</file>